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ТСТВО ПО ОБРАЗОВАНИЮ</text:p>
      <text:p text:style-name="P3">Государственное образовательное учреждение высшего профессионального образования</text:p>
      <text:p text:style-name="P4"><text:span text:style-name="T1">«С</text:span>АНКТ-<text:span text:style-name="T1">П</text:span>ЕТЕРБУРГСКИЙ ГОСУДАРСТВЕННЫЙ ЭЛЕКТРОТЕХНИЧЕСКИЙ УНИВЕРСИТЕТ <text:span text:style-name="T1">«ЛЭТИ» им. В. И. Ульянова (Ленина)»</text:span></text:p>
      <text:p text:style-name="P5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9">Студенту<text:tab/><text:span text:style-name="T3">Еременку Андрею Вячеславовичу</text:span></text:p>
      <text:p text:style-name="P9">Место дипломного проектирования: <text:span text:style-name="T3">МО ЭВМ</text:span></text:p>
      <text:list xml:id="list21326124" text:style-name="L1">
        <text:list-item>
          <text:p text:style-name="P12">Тема дипломного проекта <text:span text:style-name="T2">Разработка веб-редактора формализованных электронных документов на основе технологии GWT.</text:span></text:p>
        </text:list-item>
        <text:list-item>
          <text:p text:style-name="P10">Назначение разработки <text:span text:style-name="T2">Представление формализованных электронных документов в виде веб-страницы на основе технологии GWT.</text:span></text:p>
        </text:list-item>
        <text:list-item>
          <text:p text:style-name="P10">Перечень подлежащих разработке разделов по теме</text:p>
          <text:list>
            <text:list-item>
              <text:p text:style-name="P7">Постановка задачи.</text:p>
            </text:list-item>
            <text:list-item>
              <text:p text:style-name="P7">Обзор используемой технологии создания веб-приложений.</text:p>
            </text:list-item>
            <text:list-item>
              <text:p text:style-name="P7">Обзор технологий связывания XML-данных с объектами Java.</text:p>
            </text:list-item>
            <text:list-item>
              <text:p text:style-name="P7">Проектирование редактора.</text:p>
            </text:list-item>
            <text:list-item>
              <text:p text:style-name="P7">Реализация редактора.</text:p>
            </text:list-item>
            <text:list-item>
              <text:p text:style-name="P7">Обзор результатов разработки.</text:p>
            </text:list-item>
            <text:list-item>
              <text:p text:style-name="P7">Технико-экономическое обоснование.</text:p>
            </text:list-item>
            <text:list-item>
              <text:p text:style-name="P7">Вопросы интеллектуальной собственности.</text:p>
            </text:list-item>
          </text:list>
        </text:list-item>
        <text:list-item>
          <text:p text:style-name="P10">Состав технической документации проекта</text:p>
          <text:list>
            <text:list-item>
              <text:p text:style-name="P8">Пояснительная записка на 81 листе.</text:p>
            </text:list-item>
            <text:list-item>
              <text:p text:style-name="P8">Демонстрационные материалы: презентация на 16 слайдах.</text:p>
            </text:list-item>
          </text:list>
        </text:list-item>
        <text:list-item>
          <text:p text:style-name="P10">Консультанты (с указанием относящихся к ним разделов)</text:p>
          <text:p text:style-name="P7">Технико-экономическое обоснование<text:tab/><text:tab/>Королев А.В.</text:p>
          <text:p text:style-name="P7">Вопросы интеллектуальной собственности<text:tab/>Терентьева И.С.</text:p>
        </text:list-item>
      </text:list>
      <text:p text:style-name="P11">Дата выдачи задания<text:tab/><text:tab/><text:tab/><text:tab/><text:tab/>Дата сдачи проекта (работы)</text:p>
      <text:p text:style-name="P11">«30» ноября 2008 г.<text:tab/><text:tab/><text:tab/><text:tab/><text:tab/><text:tab/>«02» февраля 2009 г.</text:p>
      <text:p text:style-name="P11"/>
      <text:p text:style-name="P11">Руководитель<text:tab/><text:tab/><text:tab/>Опалева Э.А.</text:p>
      <text:p text:style-name="P11">Консультант от кафедры<text:tab/></text:p>
      <text:p text:style-name="P11">Студент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2-02T01:32:37.25</dc:date>
    <meta:editing-duration>PT00H48M03S</meta:editing-duration>
    <meta:editing-cycles>56</meta:editing-cycles>
    <meta:document-statistic meta:table-count="0" meta:image-count="0" meta:object-count="0" meta:page-count="1" meta:paragraph-count="33" meta:word-count="174" meta:character-count="1523"/>
  </office:meta>
</office:document-meta>
</file>